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29_07-53-27_000.jpg</text:p>
          </table:table-cell>
          <table:table-cell table:style-name="ce19" office:value-type="string">
            <text:p>:m RES 1-3*3 / free# JVEMV6 68#_49（追加メモ） / 68. theoretical-physics(tp) / w=~,topics=組み紐群,other=~,s=~,i=~,doc=~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2]=&quot;&quot;;[.C2];CONCATENATE([.C2];&quot; / &quot;;[.E2]))" office:value-type="string" office:string-value=":m RES 1-3*3 / free# JVEMV6 68#_49（追加メモ） / 68. theoretical-physics(tp) / w=~,topics=組み紐群,other=~,s=~,i=~,doc=~">
            <text:p>:m RES 1-3*3 / free# JVEMV6 68#_49（追加メモ） / 68. theoretical-physics(tp) / w=~,topics=組み紐群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29_08-38-09_000.jpg</text:p>
          </table:table-cell>
          <table:table-cell table:style-name="ce19" office:value-type="string">
            <text:p>:m RES 1-2*3 / free# JVEMV6 68#_50:2:p.1（追加メモ） / 68. theoretical-physics(tp) / w=(eh∈HH),topics=部分群；|H|と|HH|の大小,other=?+,s=~,i=~,doc=~</text:p>
          </table:table-cell>
          <table:table-cell table:style-name="ce19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8" table:formula="of:=IF([.E3]=&quot;&quot;;[.C3];CONCATENATE([.C3];&quot; / &quot;;[.E3]))" office:value-type="string" office:string-value=":m RES 1-2*3 / free# JVEMV6 68#_50:2:p.1（追加メモ） / 68. theoretical-physics(tp) / w=(eh∈HH),topics=部分群；|H|と|HH|の大小,other=?+,s=~,i=~,doc=~">
            <text:p>:m RES 1-2*3 / free# JVEMV6 68#_50:2:p.1（追加メモ） / 68. theoretical-physics(tp) / w=(eh∈HH),topics=部分群；|H|と|HH|の大小,other=?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29_08-38-29_000.jpg</text:p>
          </table:table-cell>
          <table:table-cell table:style-name="ce19" office:value-type="string">
            <text:p>:m RES 3*3 / free# JVEMV6 68#_50:2:p.1（追加メモ） / 68. theoretical-physics(tp) / w=~,topics=~,other=~,s=~,i=~,doc=~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4]=&quot;&quot;;[.C4];CONCATENATE([.C4];&quot; / &quot;;[.E4]))" office:value-type="string" office:string-value=":m RES 3*3 / free# JVEMV6 68#_50:2:p.1（追加メモ） / 68. theoretical-physics(tp) / w=~,topics=~,other=~,s=~,i=~,doc=~">
            <text:p>:m RES 3*3 / free# JVEMV6 68#_50:2:p.1（追加メモ） / 68. theoretical-physics(tp) / w=~,topics=~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29_12-35-31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29_14-44-22_000.jpg</text:p>
          </table:table-cell>
          <table:table-cell table:style-name="ce19" office:value-type="string">
            <text:p>:m RES 1*4 / free# JVEMV6 68#_51:1 / 68. theoretical-physics(tp) / w=~,topics=群同士の積,other=orig+,s=~,i=~,doc=~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6]=&quot;&quot;;[.C6];CONCATENATE([.C6];&quot; / &quot;;[.E6]))" office:value-type="string" office:string-value=":m RES 1*4 / free# JVEMV6 68#_51:1 / 68. theoretical-physics(tp) / w=~,topics=群同士の積,other=orig+,s=~,i=~,doc=~">
            <text:p>:m RES 1*4 / free# JVEMV6 68#_51:1 / 68. theoretical-physics(tp) / w=~,topics=群同士の積,other=orig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29_14-44-45_000.jpg</text:p>
          </table:table-cell>
          <table:table-cell table:style-name="ce19" office:value-type="string">
            <text:p>:m RES 2*4 / free# JVEMV6 68#_51:1 / 68. theoretical-physics(tp) / w=((k∈G)=&gt;(k^(-1)∈G)),topics=群同士の積,other=orig+,s=~,i=~,doc=~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7]=&quot;&quot;;[.C7];CONCATENATE([.C7];&quot; / &quot;;[.E7]))" office:value-type="string" office:string-value=":m RES 2*4 / free# JVEMV6 68#_51:1 / 68. theoretical-physics(tp) / w=((k∈G)=&gt;(k^(-1)∈G)),topics=群同士の積,other=orig+,s=~,i=~,doc=~">
            <text:p>:m RES 2*4 / free# JVEMV6 68#_51:1 / 68. theoretical-physics(tp) / w=((k∈G)=&gt;(k^(-1)∈G)),topics=群同士の積,other=orig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29_14-45-10_000.jpg</text:p>
          </table:table-cell>
          <table:table-cell table:style-name="ce19" office:value-type="string">
            <text:p>:m RES 3*4 / free# JVEMV6 68#_51:1 / 68. theoretical-physics(tp) / w=(x^2=e),topics=群：可換性,other=orig+,s=~,i=~,doc=~</text:p>
          </table:table-cell>
          <table:table-cell table:style-name="ce19"/>
          <table:table-cell table:style-name="ce4"/>
          <table:table-cell table:style-name="ce4" office:value-type="string">
            <text:p>N-35-35-23.217773 E-139-34-49.599609</text:p>
          </table:table-cell>
          <table:table-cell table:style-name="ce38" table:formula="of:=IF([.E8]=&quot;&quot;;[.C8];CONCATENATE([.C8];&quot; / &quot;;[.E8]))" office:value-type="string" office:string-value=":m RES 3*4 / free# JVEMV6 68#_51:1 / 68. theoretical-physics(tp) / w=(x^2=e),topics=群：可換性,other=orig+,s=~,i=~,doc=~">
            <text:p>:m RES 3*4 / free# JVEMV6 68#_51:1 / 68. theoretical-physics(tp) / w=(x^2=e),topics=群：可換性,other=orig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29_14-45-54_000.jpg</text:p>
          </table:table-cell>
          <table:table-cell table:style-name="ce17" office:value-type="string">
            <text:p>:m RES 4*4 / free# JVEMV6 68#_51:1 / 68. theoretical-physics(tp) / w=(x^2=e),topics=群：可換性,other=orig+;?+,s=~,i=~,doc=~</text:p>
          </table:table-cell>
          <table:table-cell table:style-name="ce17"/>
          <table:table-cell table:style-name="ce4"/>
          <table:table-cell table:style-name="ce4" office:value-type="string">
            <text:p>N-35-35-24.206542 E-139-34-54.98291</text:p>
          </table:table-cell>
          <table:table-cell table:style-name="ce38" table:formula="of:=IF([.E9]=&quot;&quot;;[.C9];CONCATENATE([.C9];&quot; / &quot;;[.E9]))" office:value-type="string" office:string-value=":m RES 4*4 / free# JVEMV6 68#_51:1 / 68. theoretical-physics(tp) / w=(x^2=e),topics=群：可換性,other=orig+;?+,s=~,i=~,doc=~">
            <text:p>:m RES 4*4 / free# JVEMV6 68#_51:1 / 68. theoretical-physics(tp) / w=(x^2=e),topics=群：可換性,other=orig+;?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29_18-08-46_000.jpg</text:p>
          </table:table-cell>
          <table:table-cell table:style-name="ce20" office:value-type="string">
            <text:p>:m RES 1*1 / free# JVEMV6 68#_51:2 / 68. theoretical-physics(tp) / w=(x^2=e),topics=剰余類,other=?+,s=~,i=~,doc=~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10]=&quot;&quot;;[.C10];CONCATENATE([.C10];&quot; / &quot;;[.E10]))" office:value-type="string" office:string-value=":m RES 1*1 / free# JVEMV6 68#_51:2 / 68. theoretical-physics(tp) / w=(x^2=e),topics=剰余類,other=?+,s=~,i=~,doc=~">
            <text:p>:m RES 1*1 / free# JVEMV6 68#_51:2 / 68. theoretical-physics(tp) / w=(x^2=e),topics=剰余類,other=?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29_19-04-58_000.jpg</text:p>
          </table:table-cell>
          <table:table-cell table:style-name="ce17" office:value-type="string">
            <text:p>:m :篠笛,shinobue #*# / session-memo / s.1:todays-melody,genr=~,for=~,key=h-3,tempo=~,R=~,i.f.=~,notes=~,Re+,other=~</text:p>
          </table:table-cell>
          <table:table-cell table:style-name="ce18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11]=&quot;&quot;;[.C11];CONCATENATE([.C11];&quot; / &quot;;[.E11]))" office:value-type="string" office:string-value=":m :篠笛,shinobue #*# / session-memo / s.1:todays-melody,genr=~,for=~,key=h-3,tempo=~,R=~,i.f.=~,notes=~,Re+,other=~">
            <text:p>:m :篠笛,shinobue #*# / session-memo / s.1:todays-melody,genr=~,for=~,key=h-3,tempo=~,R=~,i.f.=~,notes=~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29_20-57-27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00927 E-139-34-55.147705</text:p>
          </table:table-cell>
          <table:table-cell table:style-name="ce38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30_07-15-53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206542 E-139-34-54.98291</text:p>
          </table:table-cell>
          <table:table-cell table:style-name="ce38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30_07-24-05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3.011779 E-139-36-2.054443</text:p>
          </table:table-cell>
          <table:table-cell table:style-name="ce38" table:formula="of:=IF([.E14]=&quot;&quot;;[.C14];CONCATENATE([.C14];&quot; / &quot;;[.E1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0">2021/07/30</text:date>, <text:time>09:1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30T09:15:34.89</dc:date>
    <dc:creator>iwabuchi ken</dc:creator>
    <meta:editing-duration>P35DT10H45M9S</meta:editing-duration>
    <meta:editing-cycles>13029</meta:editing-cycles>
    <meta:document-statistic meta:table-count="1" meta:cell-count="436" meta:object-count="0"/>
  </office:meta>
</office:document-meta>
</file>